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32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chlüssel</text:p>
          </table:table-cell>
          <table:table-cell table:style-name="ce5" office:value-type="string" calcext:value-type="string">
            <text:p>Datentyp</text:p>
          </table:table-cell>
          <table:table-cell table:style-name="ce6" office:value-type="string" calcext:value-type="string">
            <text:p>Constrain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acht:</text:p>
          </table:table-cell>
          <table:table-cell office:value-type="string" calcext:value-type="string">
            <text:p>Yacht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arb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lau, rot, et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achttyp-ID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uftrags-ID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esitzer:</text:p>
          </table:table-cell>
          <table:table-cell office:value-type="string" calcext:value-type="string">
            <text:p>Bestizer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schr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Yacht-ID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ftrag:</text:p>
          </table:table-cell>
          <table:table-cell office:value-type="string" calcext:value-type="string">
            <text:p>Auftrags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4" office:value-type="string" calcext:value-type="string">
            <text:p>Auftragstyp-ID</text:p>
          </table:table-cell>
          <table:table-cell table:style-name="ce16" office:value-type="string" calcext:value-type="string">
            <text:p>FK</text:p>
          </table:table-cell>
          <table:table-cell table:style-name="ce1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15" office:value-type="string" calcext:value-type="string">
            <text:p>Nam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ftragstyp:</text:p>
          </table:table-cell>
          <table:table-cell office:value-type="string" calcext:value-type="string">
            <text:p>Auftragstyp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uftragsbeschreibun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tring</text:p>
          </table:table-cell>
          <table:table-cell table:style-name="ce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achttyp:</text:p>
          </table:table-cell>
          <table:table-cell office:value-type="string" calcext:value-type="string">
            <text:p>Yachttyp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achtty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toryacht, etc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Ersatzteiltyp-ID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rsatzteiltyp:</text:p>
          </table:table-cell>
          <table:table-cell office:value-type="string" calcext:value-type="string">
            <text:p>Ersatzteiltyp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ypenbezeichn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Lieferanten-ID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estellung:</text:p>
          </table:table-cell>
          <table:table-cell office:value-type="string" calcext:value-type="string">
            <text:p>Lieferanten-ID</text:p>
          </table:table-cell>
          <table:table-cell office:value-type="string" calcext:value-type="string">
            <text:p>PK / F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4" office:value-type="string" calcext:value-type="string">
            <text:p>Ersatzteiltyp-ID</text:p>
          </table:table-cell>
          <table:table-cell table:style-name="ce16" office:value-type="string" calcext:value-type="string">
            <text:p>PK / FK</text:p>
          </table:table-cell>
          <table:table-cell table:style-name="ce16"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15" office:value-type="string" calcext:value-type="string">
            <text:p>Bestellinhal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ieferant:</text:p>
          </table:table-cell>
          <table:table-cell office:value-type="string" calcext:value-type="string">
            <text:p>Lieferanten-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 1</text:p>
          </table:table-cell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Lieferantenna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Lieferantenadr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10:53:09.6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14:26.799000000</meta:creation-date>
    <dc:date>2018-11-19T10:56:52.971000000</dc:date>
    <meta:editing-duration>PT8M38S</meta:editing-duration>
    <meta:editing-cycles>3</meta:editing-cycles>
    <meta:generator>LibreOffice/6.1.1.2$Windows_X86_64 LibreOffice_project/5d19a1bfa650b796764388cd8b33a5af1f5baa1b</meta:generator>
    <meta:document-statistic meta:table-count="1" meta:cell-count="107" meta:object-count="0"/>
  </office:meta>
</office:document-meta>
</file>